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ARRIER LAUNCH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TAXI</text:p>
          </table:table-cell>
          <table:table-cell table:style-name="ce6" office:value-type="string" calcext:value-type="string" table:number-columns-spanned="4" table:number-rows-spanned="1">
            <text:p>Marshal, [CALLSIGN], flight of [# / TYPE], request taxi.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4" table:number-rows-spanned="1">
            <text:p>Lock CAT 4 BEFORE CAT 3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/O BRIEF</text:p>
          </table:table-cell>
          <table:table-cell table:style-name="ce7" office:value-type="string" calcext:value-type="string" table:number-columns-spanned="4" table:number-rows-spanned="1">
            <text:p>Check WINGS DOWN / NAV &amp; STROBE ON / CATO TRIM ON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5"/>
          <table:table-cell table:style-name="ce7" office:value-type="string" calcext:value-type="string" table:number-columns-spanned="4" table:number-rows-spanned="1">
            <text:p>CLEARING TURNS - SLIGHTLY AWAY FROM WINGMAN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LAUNCH</text:p>
          </table:table-cell>
          <table:table-cell table:style-name="ce6" office:value-type="string" calcext:value-type="string" table:number-columns-spanned="4" table:number-rows-spanned="1">
            <text:p>FLIGHT LEAD FIRST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4" table:number-rows-spanned="1">
            <text:p>&gt;=5 SEC SEP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4" table:number-rows-spanned="1">
            <text:p>CALL "[CALLSIGN] AIRBORNE" INDIVIDUALL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LL AIRBORNE</text:p>
          </table:table-cell>
          <table:table-cell table:style-name="ce7" office:value-type="string" calcext:value-type="string" table:number-columns-spanned="4" table:number-rows-spanned="1">
            <text:p>Lead Calls "[FLIGHT CALLSIGN], Airborne"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ARRIER RECOVERY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&gt;=15NM</text:p>
          </table:table-cell>
          <table:table-cell table:style-name="ce6" office:value-type="string" calcext:value-type="string" table:number-columns-spanned="4" table:number-rows-spanned="1">
            <text:p>“Marshal, [CALLSIGN / # / TYPE], inbound, [LOWEST STATE].”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&gt;=6NM</text:p>
          </table:table-cell>
          <table:table-cell table:style-name="ce7" office:value-type="string" calcext:value-type="string" table:number-columns-spanned="4" table:number-rows-spanned="1">
            <text:p>"Marshal, [CALLSIGN / # / TYPE], overhead, [LOWEST STATE]"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ASE 1</text:p>
          </table:table-cell>
          <table:table-cell table:style-name="ce6" office:value-type="string" calcext:value-type="string" table:number-columns-spanned="4" table:number-rows-spanned="1">
            <text:p>Wait for CLEARANCE in stack. Readback Clearance.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PRE 9 O'CLOCK</text:p>
          </table:table-cell>
          <table:table-cell table:style-name="ce7" office:value-type="string" calcext:value-type="string" table:number-columns-spanned="4" table:number-rows-spanned="1">
            <text:p><text:span text:style-name="T1">Switch to </text:span><text:span text:style-name="T2">ECHELON RIGHT</text:span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AT 9 O'CLOCK</text:p>
          </table:table-cell>
          <table:table-cell table:style-name="ce8" office:value-type="string" calcext:value-type="string" table:number-columns-spanned="4" table:number-rows-spanned="1">
            <text:p><text:span text:style-name="T3">WHEN COMMENCING CASE 1 "[CALLSIGN], Breaking the deck"</text:span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4" table:number-rows-spanned="1">
            <text:p><text:span text:style-name="T1">Left turn to carrier, descend </text:span><text:span text:style-name="T2">800FT / 350 KN</text:span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OVER CARRIER</text:p>
          </table:table-cell>
          <table:table-cell table:style-name="ce7" office:value-type="string" calcext:value-type="string" table:number-columns-spanned="4" table:number-rows-spanned="1">
            <text:p>Hook Down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AFTER CARRIER</text:p>
          </table:table-cell>
          <table:table-cell table:style-name="ce6" office:value-type="string" calcext:value-type="string" table:number-columns-spanned="4" table:number-rows-spanned="1">
            <text:p>"[FLIGHT CALLSIGN], Kiss Off / [CALLSIGN] In the break"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ON FINAL</text:p>
          </table:table-cell>
          <table:table-cell table:style-name="ce7" office:value-type="string" calcext:value-type="string" table:number-columns-spanned="4" table:number-rows-spanned="1">
            <text:p>"[CALLSIGN] in the groove"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ALL</text:p>
          </table:table-cell>
          <table:table-cell table:style-name="ce6" office:value-type="string" calcext:value-type="string" table:number-columns-spanned="4" table:number-rows-spanned="1">
            <text:p>[CALLSIGN], [TYPE], BALL, [FUELSTATE]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LANDED</text:p>
          </table:table-cell>
          <table:table-cell table:style-name="ce7" office:value-type="string" calcext:value-type="string" table:number-columns-spanned="4" table:number-rows-spanned="1">
            <text:p>"RED DECK" then "GREEN DECK"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